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2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0" style:family="graphic" style:parent-style-name="objectwithoutfill">
      <style:graphic-properties draw:stroke="solid" draw:fill="none" draw:textarea-vertical-align="middle"/>
    </style:style>
    <style:style style:name="gr3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22.5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6.1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22.4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2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22.5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10.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10.9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9.9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27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5" draw:layer="layout" svg:x1="1.95cm" svg:y1="17.1cm" svg:x2="27.75cm" svg:y2="17.1cm">
            <text:p/>
          </draw:line>
          <draw:custom-shape draw:style-name="gr26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27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5" draw:layer="layout" svg:x1="1.85cm" svg:y1="29.1cm" svg:x2="27.65cm" svg:y2="29.1cm">
            <text:p/>
          </draw:line>
          <draw:custom-shape draw:style-name="gr26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view hotel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/><text:s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7" draw:layer="layout" svg:width="23cm" svg:height="8.784cm" svg:x="3.2cm" svg:y="11.016cm">
            <text:p text:style-name="P6">Description</text:p>
            <text:p text:style-name="P6">-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</text:p>
            <text:p text:style-name="P6">---------------------------------------------------------------------</text:p>
            <text:p text:style-name="P6">------------------------------------------------------------------------</text:p>
            <text:p text:style-name="P6">----------------------------------------------------------------------------------------------------------</text:p>
            <text:p text:style-name="P6">--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4" draw:layer="layout" svg:width="6.6cm" svg:height="6.38cm" svg:x="19.6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26.2cm" svg:y1="17.39cm" svg:x2="19.6cm" svg:y2="11.009cm">
              <text:p/>
            </draw:line>
            <draw:line draw:style-name="gr4" draw:text-style-name="P5" draw:layer="layout" svg:x1="19.604cm" svg:y1="17.4cm" svg:x2="26.197cm" svg:y2="11cm">
              <text:p/>
            </draw:line>
          </draw:g>
          <draw:line draw:style-name="gr30" draw:text-style-name="P5" draw:layer="layout" svg:x1="1.95cm" svg:y1="23.9cm" svg:x2="27.75cm" svg:y2="23.9cm">
            <text:p/>
          </draw:line>
          <draw:custom-shape draw:style-name="gr34" draw:text-style-name="P4" draw:layer="layout" svg:width="22.9cm" svg:height="1.9cm" svg:x="3.3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9.5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15.1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23cm" svg:height="2.084cm" svg:x="3.2cm" svg:y="20.616cm">
            <text:p text:style-name="P6">Services 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</draw:page>
      <draw:page draw:name="view holidays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5.8cm" svg:height="1.092cm" svg:x="7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7" draw:text-style-name="P4" draw:layer="layout" svg:width="10.8cm" svg:height="9.77cm" svg:x="3.3cm" svg:y="6.5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1cm" svg:y1="16.286cm" svg:x2="3.3cm" svg:y2="6.515cm">
              <text:p/>
            </draw:line>
            <draw:line draw:style-name="gr4" draw:text-style-name="P5" draw:layer="layout" svg:x1="3.307cm" svg:y1="16.3cm" svg:x2="14.095cm" svg:y2="6.5cm">
              <text:p/>
            </draw:line>
          </draw:g>
          <draw:line draw:style-name="gr30" draw:text-style-name="P5" draw:layer="layout" svg:x1="1.95cm" svg:y1="17.8cm" svg:x2="27.75cm" svg:y2="17.8cm">
            <text:p/>
          </draw:line>
          <draw:custom-shape draw:style-name="gr38" draw:text-style-name="P4" draw:layer="layout" svg:width="11.4cm" svg:height="1.7cm" svg:x="15cm" svg:y="7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10.4cm" svg:height="1.092cm" svg:x="15.5cm" svg:y="9.4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10.4cm" svg:height="1.092cm" svg:x="15.5cm" svg:y="11.1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15.5cm" svg:y="12.8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21.2cm" svg:y="12.8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15.5cm" svg:y="14.3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21.2cm" svg:y="14.3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7" draw:text-style-name="P4" draw:layer="layout" svg:width="10.8cm" svg:height="9.77cm" svg:x="3.3cm" svg:y="19.0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1cm" svg:y1="28.786cm" svg:x2="3.3cm" svg:y2="19.015cm">
              <text:p/>
            </draw:line>
            <draw:line draw:style-name="gr4" draw:text-style-name="P5" draw:layer="layout" svg:x1="3.307cm" svg:y1="28.8cm" svg:x2="14.095cm" svg:y2="19cm">
              <text:p/>
            </draw:line>
          </draw:g>
          <draw:line draw:style-name="gr30" draw:text-style-name="P5" draw:layer="layout" svg:x1="1.95cm" svg:y1="30.3cm" svg:x2="27.75cm" svg:y2="30.3cm">
            <text:p/>
          </draw:line>
          <draw:custom-shape draw:style-name="gr38" draw:text-style-name="P4" draw:layer="layout" svg:width="11.4cm" svg:height="1.7cm" svg:x="15cm" svg:y="19.5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10.4cm" svg:height="1.092cm" svg:x="15.5cm" svg:y="21.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10.4cm" svg:height="1.092cm" svg:x="15.5cm" svg:y="23.6cm">
            <text:p text:style-name="P1">Deal: No current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15.5cm" svg:y="25.3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21.2cm" svg:y="25.3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15.5cm" svg:y="26.8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7cm" svg:height="1.092cm" svg:x="21.2cm" svg:y="26.8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9:27:36.982909000</dc:date>
    <meta:editing-duration>PT14H53M44S</meta:editing-duration>
    <meta:editing-cycles>54</meta:editing-cycles>
    <meta:generator>LibreOffice/5.2.6.2$MacOSX_X86_64 LibreOffice_project/a3100ed2409ebf1c212f5048fbe377c281438fdc</meta:generator>
    <meta:print-date>2017-06-15T20:49:22.054798000</meta:print-date>
    <meta:document-statistic meta:object-count="190"/>
  </office:meta>
</office:document-meta>
</file>